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3.122cm" fo:padding-top="0cm" fo:padding-bottom="0cm" fo:padding-left="0cm" fo:padding-right="0cm"/>
    </style:style>
    <style:style style:name="gr3" style:family="graphic" style:parent-style-name="standard">
      <style:graphic-properties svg:stroke-color="#000000" draw:fill-color="#eeeee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3.12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7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13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8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21" style:family="graphic" style:parent-style-name="standard">
      <style:graphic-properties svg:stroke-color="#000000" draw:fill-color="#666666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27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33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5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44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52" style:family="graphic" style:parent-style-name="standard">
      <style:graphic-properties svg:stroke-width="0.051cm" svg:stroke-color="#000000" draw:marker-start-width="0.355cm" draw:marker-end-width="0.355cm" draw:fill-color="#ffcc00" draw:opacity="90%" draw:textarea-horizontal-align="justify" draw:textarea-vertical-align="middle" draw:auto-grow-height="false" fo:min-height="0cm" fo:min-width="0cm" fo:padding-top="0.15cm" fo:padding-bottom="0.15cm" fo:padding-left="0.275cm" fo:padding-right="0.275cm" draw:shadow-opacity="90%"/>
    </style:style>
    <style:style style:name="gr53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324cm"/>
    </style:style>
    <style:style style:name="gr56" style:family="graphic" style:parent-style-name="standard">
      <style:graphic-properties svg:stroke-width="0.051cm" svg:stroke-color="#000000" draw:marker-start-width="0.355cm" draw:marker-end-width="0.355cm" draw:fill-color="#ffd320" draw:opacity="90%" draw:textarea-horizontal-align="justify" draw:textarea-vertical-align="middle" draw:auto-grow-height="false" fo:min-height="0cm" fo:min-width="0cm" fo:padding-top="0.15cm" fo:padding-bottom="0.15cm" fo:padding-left="0.275cm" fo:padding-right="0.275cm" draw:shadow-opacity="90%"/>
    </style:style>
    <style:style style:name="gr57" style:family="graphic" style:parent-style-name="standard">
      <style:graphic-properties svg:stroke-color="#000000" draw:fill-color="#dddddd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3.122cm" fo:padding-top="0cm" fo:padding-bottom="0cm" fo:padding-left="0cm" fo:padding-right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3.122cm" fo:padding-top="0cm" fo:padding-bottom="0cm" fo:padding-left="0cm" fo:padding-right="0cm"/>
    </style:style>
    <style:style style:name="gr60" style:family="graphic" style:parent-style-name="objectwithoutfill">
      <style:graphic-properties svg:stroke-color="#999999" draw:marker-end="Arrow" draw:marker-end-width="0.152cm" draw:fill="none" draw:textarea-vertical-align="middle"/>
    </style:style>
    <style:style style:name="gr61" style:family="graphic" style:parent-style-name="standard">
      <style:graphic-properties svg:stroke-width="0.051cm" svg:stroke-color="#000000" draw:marker-start-width="0.355cm" draw:marker-end-width="0.355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0000" draw:marker-start-width="0.355cm" draw:marker-end-width="0.355cm" draw:fill-color="#9966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1cm" fo:min-width="3.122cm" fo:padding-top="0cm" fo:padding-bottom="0cm" fo:padding-left="0cm" fo:padding-right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8" style:family="paragraph">
      <style:paragraph-properties style:text-autospace="none"/>
    </style:style>
    <style:style style:name="P9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3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color="#ffffff" fo:font-size="8pt" style:font-size-asian="8pt" style:font-size-complex="8pt"/>
    </style:style>
    <style:style style:name="P18" style:family="paragraph">
      <style:text-properties fo:font-family="Calibri" style:font-family-generic="swiss" style:font-pitch="variable" fo:font-size="12pt" style:font-size-asian="12pt" style:font-size-complex="12pt"/>
    </style:style>
    <style:style style:name="P19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5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Garamond" style:font-family-generic="roman" style:font-pitch="variable" fo:font-size="8pt" style:font-size-asian="8pt" style:font-size-complex="8pt"/>
    </style:style>
    <style:style style:name="T9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3.126cm" svg:height="15.458cm" svg:x="2.062cm" svg:y="32.483cm">
            <text:p/>
            <draw:enhanced-geometry svg:viewBox="0 0 21600 21600" draw:path-stretchpoint-x="10800" draw:path-stretchpoint-y="10800" draw:text-areas="?f3 ?f4 ?f5 ?f6" draw:type="round-rectangle" draw:modifiers="181.6417620803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969cm" svg:height="0.517cm" svg:x="1.989cm" svg:y="31.538cm">
            <draw:text-box>
              <text:p><text:span text:style-name="T1">LoadDriver</text:span></text:p>
            </draw:text-box>
          </draw:frame>
          <draw:rect draw:style-name="gr3" draw:text-style-name="P3" draw:layer="layout" svg:width="0.336cm" svg:height="3.554cm" svg:x="1.915cm" svg:y="32.645cm">
            <text:p/>
          </draw:rect>
          <draw:polyline draw:style-name="gr4" draw:text-style-name="P3" draw:layer="layout" svg:width="0.256cm" svg:height="1.046cm" svg:x="1.777cm" svg:y="31.834cm" svg:viewBox="0 0 257 1047" draw:points="139,1047 1,1047 0,0 257,0">
            <text:p/>
          </draw:polyline>
          <draw:frame draw:style-name="gr5" draw:text-style-name="P4" draw:layer="layout" svg:width="3.283cm" svg:height="0.527cm" svg:x="1.99cm" svg:y="31.939cm">
            <draw:text-box>
              <text:p><text:span text:style-name="T2">LoadDriverImpl</text:span></text:p>
            </draw:text-box>
          </draw:frame>
        </draw:g>
        <draw:g>
          <draw:frame draw:style-name="gr6" draw:text-style-name="P6" draw:layer="layout" svg:width="1.887cm" svg:height="0.429cm" svg:x="28.37cm" svg:y="2.111cm">
            <draw:text-box>
              <text:p text:style-name="P5"><text:span text:style-name="T3">KeyStore</text:span></text:p>
            </draw:text-box>
          </draw:frame>
          <draw:custom-shape draw:style-name="gr7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28.159cm" svg:y="2.334cm" svg:viewBox="0 0 246 670" draw:points="131,670 0,670 0,0 246,0">
            <text:p/>
          </draw:polyline>
          <draw:rect draw:style-name="gr9" draw:text-style-name="P3" draw:layer="layout" svg:width="0.194cm" svg:height="2.019cm" svg:x="28.215cm" svg:y="2.925cm">
            <text:p/>
          </draw:rect>
        </draw:g>
        <draw:g>
          <draw:frame draw:style-name="gr10" draw:text-style-name="P6" draw:layer="layout" svg:width="2.352cm" svg:height="0.429cm" svg:x="32.208cm" svg:y="2.113cm">
            <draw:text-box>
              <text:p text:style-name="P5"><text:span text:style-name="T3">StorageStrategy</text:span></text:p>
            </draw:text-box>
          </draw:frame>
          <draw:custom-shape draw:style-name="gr7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31.997cm" svg:y="2.336cm" svg:viewBox="0 0 246 670" draw:points="131,670 0,670 0,0 246,0">
            <text:p/>
          </draw:polyline>
          <draw:rect draw:style-name="gr9" draw:text-style-name="P3" draw:layer="layout" svg:width="0.194cm" svg:height="2.019cm" svg:x="32.053cm" svg:y="2.927cm">
            <text:p/>
          </draw:rect>
        </draw:g>
        <draw:g>
          <draw:frame draw:style-name="gr11" draw:text-style-name="P7" draw:layer="layout" svg:width="3.918cm" svg:height="0.429cm" svg:x="8.247cm" svg:y="10.901cm">
            <draw:text-box>
              <text:p text:style-name="P5"><text:span text:style-name="T4">MultiThreadedRunnerImpl</text:span></text:p>
            </draw:text-box>
          </draw:frame>
          <draw:custom-shape draw:style-name="gr7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9" draw:layer="layout" svg:width="0.467cm" svg:height="0.348cm" svg:x="9.156cm" svg:y="11.43cm">
            <draw:text-box>
              <text:p text:style-name="P8"><text:span text:style-name="T5">conf</text:span></text:p>
            </draw:text-box>
          </draw:frame>
          <draw:custom-shape draw:style-name="gr13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8" draw:text-style-name="P3" draw:layer="layout" svg:width="0.245cm" svg:height="0.669cm" svg:x="8.077cm" svg:y="10.817cm" svg:viewBox="0 0 246 670" draw:points="131,670 0,670 0,0 246,0">
            <text:p/>
          </draw:polyline>
          <draw:rect draw:style-name="gr9" draw:text-style-name="P3" draw:layer="layout" svg:width="0.194cm" svg:height="2.851cm" svg:x="8.133cm" svg:y="11.408cm">
            <text:p/>
          </draw:rect>
          <draw:frame draw:style-name="gr14" draw:text-style-name="P6" draw:layer="layout" svg:width="3.185cm" svg:height="0.429cm" svg:x="8.234cm" svg:y="10.594cm">
            <draw:text-box>
              <text:p text:style-name="P5"><text:span text:style-name="T3">MultiThreadedRunner</text:span></text:p>
            </draw:text-box>
          </draw:frame>
          <draw:frame draw:style-name="gr15" draw:text-style-name="P10" draw:layer="layout" svg:width="0.874cm" svg:height="0.348cm" svg:x="9.156cm" svg:y="11.674cm">
            <draw:text-box>
              <text:p text:style-name="P8"><text:span text:style-name="T5">running</text:span></text:p>
            </draw:text-box>
          </draw:frame>
          <draw:custom-shape draw:style-name="gr13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9" draw:layer="layout" svg:width="2.22cm" svg:height="0.348cm" svg:x="9.157cm" svg:y="12.596cm">
            <draw:text-box>
              <text:p text:style-name="P8"><text:span text:style-name="T5">commandLineConsole</text:span></text:p>
            </draw:text-box>
          </draw:frame>
          <draw:custom-shape draw:style-name="gr13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7" draw:text-style-name="P10" draw:layer="layout" svg:width="2.368cm" svg:height="0.348cm" svg:x="8.984cm" svg:y="13.103cm">
              <draw:text-box>
                <text:p text:style-name="P8"><text:span text:style-name="T5">singleThreadedRunners</text:span></text:p>
              </draw:text-box>
            </draw:frame>
            <draw:line draw:style-name="gr18" draw:text-style-name="P3" draw:layer="layout" svg:x1="11.714cm" svg:y1="13.278cm" svg:x2="12.164cm" svg:y2="13.278cm">
              <text:p/>
            </draw:line>
            <draw:custom-shape draw:style-name="gr13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0" draw:text-style-name="P11" draw:layer="layout" svg:width="0.318cm" svg:height="0.259cm" svg:x="12.082cm" svg:y="12.73cm">
                <draw:text-box>
                  <text:p text:style-name="P5"><text:span text:style-name="T6">List</text:span></text:p>
                </draw:text-box>
              </draw:frame>
              <draw:circle draw:style-name="gr21" draw:text-style-name="P3" draw:layer="layout" svg:width="0.103cm" svg:height="0.103cm" svg:x="12.18cm" svg:y="13.071cm">
                <text:p/>
              </draw:circle>
              <draw:circle draw:style-name="gr21" draw:text-style-name="P3" draw:layer="layout" svg:width="0.103cm" svg:height="0.103cm" svg:x="12.181cm" svg:y="13.372cm">
                <text:p/>
              </draw:circle>
              <draw:circle draw:style-name="gr21" draw:text-style-name="P3" draw:layer="layout" svg:width="0.103cm" svg:height="0.103cm" svg:x="12.182cm" svg:y="13.518cm">
                <text:p/>
              </draw:circle>
            </draw:g>
          </draw:g>
          <draw:frame draw:style-name="gr22" draw:text-style-name="P9" draw:layer="layout" svg:width="0.731cm" svg:height="0.348cm" svg:x="11.202cm" svg:y="11.616cm">
            <draw:text-box>
              <text:p text:style-name="P8"><text:span text:style-name="T5">service</text:span></text:p>
            </draw:text-box>
          </draw:frame>
          <draw:custom-shape draw:style-name="gr13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9" draw:layer="layout" svg:width="0.811cm" svg:height="0.348cm" svg:x="11.161cm" svg:y="13.992cm">
            <draw:text-box>
              <text:p text:style-name="P8"><text:span text:style-name="T5">sampler</text:span></text:p>
            </draw:text-box>
          </draw:frame>
          <draw:custom-shape draw:style-name="gr13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9" draw:layer="layout" svg:width="1.272cm" svg:height="0.348cm" svg:x="10.703cm" svg:y="11.373cm">
            <draw:text-box>
              <text:p text:style-name="P8"><text:span text:style-name="T5">loadStrategy</text:span></text:p>
            </draw:text-box>
          </draw:frame>
          <draw:custom-shape draw:style-name="gr13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0" draw:layer="layout" svg:width="1.276cm" svg:height="0.348cm" svg:x="9.156cm" svg:y="11.874cm">
            <draw:text-box>
              <text:p text:style-name="P8"><text:span text:style-name="T5">threadCount</text:span></text:p>
            </draw:text-box>
          </draw:frame>
          <draw:custom-shape draw:style-name="gr13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9" draw:layer="layout" svg:width="0.731cm" svg:height="0.348cm" svg:x="11.162cm" svg:y="12.292cm">
            <draw:text-box>
              <text:p text:style-name="P8"><text:span text:style-name="T5">barrier</text:span></text:p>
            </draw:text-box>
          </draw:frame>
          <draw:custom-shape draw:style-name="gr13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9" draw:layer="layout" svg:width="0.993cm" svg:height="0.348cm" svg:x="8.744cm" svg:y="13.985cm">
            <draw:text-box>
              <text:p text:style-name="P8"><text:span text:style-name="T5">exitGuard</text:span></text:p>
            </draw:text-box>
          </draw:frame>
          <draw:custom-shape draw:style-name="gr13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7" draw:text-style-name="P3" draw:layer="layout" svg:x1="7.137cm" svg:y1="13.054cm" svg:x2="8.727cm" svg:y2="13.055cm">
            <text:p/>
          </draw:line>
          <draw:frame draw:style-name="gr28" draw:text-style-name="P12" draw:layer="layout" svg:width="0.59cm" svg:height="0.323cm" svg:x="7.416cm" svg:y="12.862cm">
            <draw:text-box>
              <text:p><text:span text:style-name="T7">run</text:span><text:span text:style-name="T8">()</text:span></text:p>
            </draw:text-box>
          </draw:frame>
        </draw:g>
        <draw:path draw:style-name="gr18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29" draw:text-style-name="P7" draw:layer="layout" svg:width="1.928cm" svg:height="0.429cm" svg:x="13.513cm" svg:y="11.533cm">
            <draw:text-box>
              <text:p text:style-name="P5"><text:span text:style-name="T4">CyclicBarrier</text:span></text:p>
            </draw:text-box>
          </draw:frame>
          <draw:custom-shape draw:style-name="gr7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0" draw:text-style-name="P7" draw:layer="layout" svg:width="3.27cm" svg:height="0.429cm" svg:x="1.917cm" svg:y="11.565cm">
            <draw:text-box>
              <text:p text:style-name="P5"><text:span text:style-name="T4">CommandLineConsole</text:span></text:p>
            </draw:text-box>
          </draw:frame>
          <draw:custom-shape draw:style-name="gr7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0" draw:layer="layout" svg:width="2.216cm" svg:height="0.348cm" svg:x="2.125cm" svg:y="12.927cm">
            <draw:text-box>
              <text:p text:style-name="P8"><text:span text:style-name="T5">multiThreadedRunner</text:span></text:p>
            </draw:text-box>
          </draw:frame>
          <draw:custom-shape draw:style-name="gr13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2" draw:text-style-name="P7" draw:layer="layout" svg:width="3.346cm" svg:height="0.429cm" svg:x="16.52cm" svg:y="13.755cm">
            <draw:text-box>
              <text:p text:style-name="P5"><text:span text:style-name="T4">SingleThreadedRunner</text:span></text:p>
            </draw:text-box>
          </draw:frame>
          <draw:custom-shape draw:style-name="gr33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16.878cm" svg:y="17.332cm" svg:viewBox="0 0 246 670" draw:points="131,670 0,670 0,0 246,0">
            <text:p/>
          </draw:polyline>
          <draw:rect draw:style-name="gr9" draw:text-style-name="P3" draw:layer="layout" svg:width="0.194cm" svg:height="2.019cm" svg:x="16.934cm" svg:y="17.923cm">
            <text:p/>
          </draw:rect>
          <draw:frame draw:style-name="gr34" draw:text-style-name="P13" draw:layer="layout" svg:width="3.503cm" svg:height="0.429cm" svg:x="17.035cm" svg:y="17.435cm">
            <draw:text-box>
              <text:p text:style-name="P8"><text:span text:style-name="T9">SamplerImpl</text:span></text:p>
            </draw:text-box>
          </draw:frame>
          <draw:frame draw:style-name="gr29" draw:text-style-name="P6" draw:layer="layout" svg:width="1.928cm" svg:height="0.429cm" svg:x="17.035cm" svg:y="17.109cm">
            <draw:text-box>
              <text:p text:style-name="P5"><text:span text:style-name="T3">Sampler</text:span></text:p>
            </draw:text-box>
          </draw:frame>
        </draw:g>
        <draw:g>
          <draw:frame draw:style-name="gr32" draw:text-style-name="P7" draw:layer="layout" svg:width="3.346cm" svg:height="0.429cm" svg:x="16.507cm" svg:y="15.32cm">
            <draw:text-box>
              <text:p text:style-name="P5"><text:span text:style-name="T4">SingleThreadedRunner</text:span></text:p>
            </draw:text-box>
          </draw:frame>
          <draw:custom-shape draw:style-name="gr33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8" draw:text-style-name="P3" draw:layer="layout" svg:width="4.227cm" svg:height="0.954cm" svg:x="12.264cm" svg:y="13.433cm" svg:viewBox="0 0 4228 955" svg:d="M0 8c592-114 3263 1083 4228 935">
          <text:p/>
        </draw:path>
        <draw:path draw:style-name="gr18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29" draw:text-style-name="P6" draw:layer="layout" svg:width="1.928cm" svg:height="0.429cm" svg:x="22.222cm" svg:y="11.71cm">
            <draw:text-box>
              <text:p text:style-name="P5"><text:span text:style-name="T3">Operation</text:span></text:p>
            </draw:text-box>
          </draw:frame>
          <draw:custom-shape draw:style-name="gr35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22.011cm" svg:y="11.933cm" svg:viewBox="0 0 246 670" draw:points="131,670 0,670 0,0 246,0">
            <text:p/>
          </draw:polyline>
          <draw:rect draw:style-name="gr9" draw:text-style-name="P3" draw:layer="layout" svg:width="0.194cm" svg:height="0.999cm" svg:x="22.067cm" svg:y="12.583cm">
            <text:p/>
          </draw:rect>
        </draw:g>
        <draw:path draw:style-name="gr18" draw:text-style-name="P3" draw:layer="layout" svg:width="3.316cm" svg:height="0.339cm" svg:x="4.825cm" svg:y="13.125cm" svg:viewBox="0 0 3317 340" svg:d="M0 0c273 0 2427 589 3317 216">
          <text:p/>
        </draw:path>
        <draw:path draw:style-name="gr18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7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6" draw:text-style-name="P14" draw:layer="layout" svg:width="3.211cm" svg:height="0.429cm" svg:x="27.112cm" svg:y="11.179cm">
            <draw:text-box>
              <text:p text:style-name="P5"><text:span text:style-name="T10">JmsResourceManager</text:span></text:p>
            </draw:text-box>
          </draw:frame>
          <draw:frame draw:style-name="gr37" draw:text-style-name="P9" draw:layer="layout" svg:width="1.561cm" svg:height="0.327cm" svg:x="26.867cm" svg:y="11.824cm">
            <draw:text-box>
              <text:p text:style-name="P8"><text:span text:style-name="T5">endpointPolicy</text:span></text:p>
            </draw:text-box>
          </draw:frame>
          <draw:custom-shape draw:style-name="gr13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8" draw:text-style-name="P14" draw:layer="layout" svg:width="2.195cm" svg:height="0.429cm" svg:x="31.046cm" svg:y="10.909cm">
            <draw:text-box>
              <text:p text:style-name="P5"><text:span text:style-name="T10">EndpointPolicy</text:span></text:p>
            </draw:text-box>
          </draw:frame>
          <draw:custom-shape draw:style-name="gr35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8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7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4.692cm" svg:y="2.571cm" svg:viewBox="0 0 246 670" draw:points="131,670 0,670 0,0 246,0">
            <text:p/>
          </draw:polyline>
          <draw:rect draw:style-name="gr9" draw:text-style-name="P3" draw:layer="layout" svg:width="0.184cm" svg:height="1.922cm" svg:x="4.738cm" svg:y="3.203cm">
            <text:p/>
          </draw:rect>
          <draw:frame draw:style-name="gr39" draw:text-style-name="P14" draw:layer="layout" svg:width="2.665cm" svg:height="0.429cm" svg:x="4.882cm" svg:y="2.65cm">
            <draw:text-box>
              <text:p text:style-name="P5"><text:span text:style-name="T10">ConfigurationImpl</text:span></text:p>
            </draw:text-box>
          </draw:frame>
          <draw:frame draw:style-name="gr40" draw:text-style-name="P6" draw:layer="layout" svg:width="1.962cm" svg:height="0.429cm" svg:x="4.903cm" svg:y="2.348cm">
            <draw:text-box>
              <text:p text:style-name="P5"><text:span text:style-name="T3">Configuration</text:span></text:p>
            </draw:text-box>
          </draw:frame>
          <draw:frame draw:style-name="gr41" draw:text-style-name="P9" draw:layer="layout" svg:width="1.357cm" svg:height="0.327cm" svg:x="5.385cm" svg:y="3.831cm">
            <draw:text-box>
              <text:p text:style-name="P8"><text:span text:style-name="T5">loadStrategy</text:span></text:p>
            </draw:text-box>
          </draw:frame>
          <draw:custom-shape draw:style-name="gr13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9" draw:layer="layout" svg:width="1.674cm" svg:height="0.327cm" svg:x="5.068cm" svg:y="4.032cm">
            <draw:text-box>
              <text:p text:style-name="P8"><text:span text:style-name="T5">storageStrartegy</text:span></text:p>
            </draw:text-box>
          </draw:frame>
          <draw:custom-shape draw:style-name="gr13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text-style-name="P9" draw:layer="layout" svg:width="0.705cm" svg:height="0.327cm" svg:x="6.037cm" svg:y="4.673cm">
            <draw:text-box>
              <text:p text:style-name="P8"><text:span text:style-name="T5">service</text:span></text:p>
            </draw:text-box>
          </draw:frame>
          <draw:custom-shape draw:style-name="gr13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3" draw:layer="layout" svg:width="6.572cm" svg:height="1.551cm" svg:x="7.198cm" svg:y="2.448cm" svg:viewBox="0 0 6573 1552" svg:d="M0 1552c1459-51 5489-1637 6573-1548">
          <text:p/>
        </draw:path>
        <draw:path draw:style-name="gr18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7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44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4" draw:layer="layout" svg:width="2.652cm" svg:height="0.429cm" svg:x="13.944cm" svg:y="1.706cm">
            <draw:text-box>
              <text:p text:style-name="P5"><text:span text:style-name="T10">SendLoadStrategy</text:span></text:p>
            </draw:text-box>
          </draw:frame>
          <draw:frame draw:style-name="gr29" draw:text-style-name="P6" draw:layer="layout" svg:width="1.928cm" svg:height="0.429cm" svg:x="13.944cm" svg:y="1.379cm">
            <draw:text-box>
              <text:p text:style-name="P5"><text:span text:style-name="T3">LoadStrategy</text:span></text:p>
            </draw:text-box>
          </draw:frame>
          <draw:frame draw:style-name="gr29" draw:text-style-name="P6" draw:layer="layout" svg:width="1.928cm" svg:height="0.429cm" svg:x="13.944cm" svg:y="1.38cm">
            <draw:text-box>
              <text:p text:style-name="P5"><text:span text:style-name="T3">LoadStrategy</text:span></text:p>
            </draw:text-box>
          </draw:frame>
          <draw:frame draw:style-name="gr46" draw:text-style-name="P14" draw:layer="layout" svg:width="2.474cm" svg:height="0.429cm" svg:x="14.077cm" svg:y="2.197cm">
            <draw:text-box>
              <text:p text:style-name="P5"><text:span text:style-name="T10">JmsLoadStrategy</text:span></text:p>
            </draw:text-box>
          </draw:frame>
          <draw:rect draw:style-name="gr9" draw:text-style-name="P3" draw:layer="layout" svg:width="0.184cm" svg:height="1.922cm" svg:x="13.779cm" svg:y="2.234cm">
            <text:p/>
          </draw:rect>
          <draw:frame draw:style-name="gr37" draw:text-style-name="P9" draw:layer="layout" svg:width="1.561cm" svg:height="0.327cm" svg:x="14.034cm" svg:y="3.683cm">
            <draw:text-box>
              <text:p text:style-name="P8"><text:span text:style-name="T5">endpointPolicy</text:span></text:p>
            </draw:text-box>
          </draw:frame>
          <draw:custom-shape draw:style-name="gr13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7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8" draw:text-style-name="P3" draw:layer="layout" svg:width="0.245cm" svg:height="0.669cm" svg:x="26.115cm" svg:y="8.006cm" svg:viewBox="0 0 246 670" draw:points="131,670 0,670 0,0 246,0">
            <text:p/>
          </draw:polyline>
          <draw:rect draw:style-name="gr9" draw:text-style-name="P3" draw:layer="layout" svg:width="0.194cm" svg:height="2.019cm" svg:x="26.171cm" svg:y="8.597cm">
            <text:p/>
          </draw:rect>
          <draw:frame draw:style-name="gr47" draw:text-style-name="P14" draw:layer="layout" svg:width="2.517cm" svg:height="0.429cm" svg:x="26.344cm" svg:y="8.112cm">
            <draw:text-box>
              <text:p text:style-name="P5"><text:span text:style-name="T10">ActiveMQService</text:span></text:p>
            </draw:text-box>
          </draw:frame>
          <draw:frame draw:style-name="gr10" draw:text-style-name="P6" draw:layer="layout" svg:width="2.352cm" svg:height="0.429cm" svg:x="26.326cm" svg:y="7.783cm">
            <draw:text-box>
              <text:p text:style-name="P5"><text:span text:style-name="T3">Service</text:span></text:p>
            </draw:text-box>
          </draw:frame>
          <draw:frame draw:style-name="gr48" draw:text-style-name="P9" draw:layer="layout" svg:width="2.186cm" svg:height="0.327cm" svg:x="27.607cm" svg:y="10.22cm">
            <draw:text-box>
              <text:p text:style-name="P8"><text:span text:style-name="T5">jmsResourceManager</text:span></text:p>
            </draw:text-box>
          </draw:frame>
          <draw:custom-shape draw:style-name="gr13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3" draw:layer="layout" svg:width="0.519cm" svg:height="1.321cm" svg:x="26.598cm" svg:y="10.402cm" svg:viewBox="0 0 520 1322" svg:d="M520 0c-611 24-769 1286-4 1322">
          <text:p/>
        </draw:path>
        <draw:path draw:style-name="gr18" draw:text-style-name="P3" draw:layer="layout" svg:width="3.574cm" svg:height="0.249cm" svg:x="5.084cm" svg:y="12.516cm" svg:viewBox="0 0 3575 250" svg:d="M3575 250c-301-71-2699-488-3575-57">
          <text:p/>
        </draw:path>
        <draw:path draw:style-name="gr18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32" draw:text-style-name="P7" draw:layer="layout" svg:width="3.346cm" svg:height="0.429cm" svg:x="16.521cm" svg:y="11.22cm">
            <draw:text-box>
              <text:p text:style-name="P5"><text:span text:style-name="T4">SingleThreadedRunner</text:span></text:p>
            </draw:text-box>
          </draw:frame>
          <draw:custom-shape draw:style-name="gr7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0" draw:layer="layout" svg:width="3.308cm" svg:height="0.348cm" svg:x="17.146cm" svg:y="11.741cm">
            <draw:text-box>
              <text:p text:style-name="P8"><text:span text:style-name="T5">allSingleThreadedRunnersBarrier</text:span></text:p>
            </draw:text-box>
          </draw:frame>
          <draw:custom-shape draw:style-name="gr13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0" draw:layer="layout" svg:width="0.781cm" svg:height="0.348cm" svg:x="17.144cm" svg:y="12.047cm">
            <draw:text-box>
              <text:p text:style-name="P8"><text:span text:style-name="T5">running</text:span></text:p>
            </draw:text-box>
          </draw:frame>
          <draw:custom-shape draw:style-name="gr13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0" draw:layer="layout" svg:width="0.874cm" svg:height="0.348cm" svg:x="18.223cm" svg:y="12.12cm">
            <draw:text-box>
              <text:p text:style-name="P8"><text:span text:style-name="T5">sampler</text:span></text:p>
            </draw:text-box>
          </draw:frame>
          <draw:custom-shape draw:style-name="gr13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8" draw:text-style-name="P3" draw:layer="layout" svg:width="1.371cm" svg:height="5.787cm" svg:x="19.358cm" svg:y="12.278cm" svg:viewBox="0 0 1372 5788" svg:d="M186 0c1551 273 1674 5805-186 5788">
          <text:p/>
        </draw:path>
        <draw:path draw:style-name="gr18" draw:text-style-name="P3" draw:layer="layout" svg:width="4.435cm" svg:height="4.006cm" svg:x="12.465cm" svg:y="14.158cm" svg:viewBox="0 0 4436 4007" svg:d="M0 0c1048 0 1147 3877 4436 4007">
          <text:p/>
        </draw:path>
        <draw:path draw:style-name="gr18" draw:text-style-name="P3" draw:layer="layout" svg:width="1.391cm" svg:height="7.583cm" svg:x="12.422cm" svg:y="3.949cm" svg:viewBox="0 0 1392 7584" svg:d="M0 7582c1665 129-30-7438 1392-7582">
          <text:p/>
        </draw:path>
        <draw:path draw:style-name="gr18" draw:text-style-name="P3" draw:layer="layout" svg:width="1.694cm" svg:height="0.244cm" svg:x="14.963cm" svg:y="11.918cm" svg:viewBox="0 0 1695 245" svg:d="M1695 1c-690-14-1112 230-1695 244">
          <text:p/>
        </draw:path>
        <draw:path draw:style-name="gr18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7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5" draw:layer="layout" svg:width="1.59cm" svg:height="0.429cm" svg:x="13.809cm" svg:y="19.871cm">
            <draw:text-box>
              <text:p text:style-name="P8"><text:span text:style-name="T9">ExitGuard</text:span></text:p>
            </draw:text-box>
          </draw:frame>
        </draw:g>
        <draw:path draw:style-name="gr18" draw:text-style-name="P3" draw:layer="layout" svg:width="3.653cm" svg:height="6.271cm" svg:x="10.237cm" svg:y="14.141cm" svg:viewBox="0 0 3654 6272" svg:d="M0 0c1308-62 1516 6354 3654 6271">
          <text:p/>
        </draw:path>
        <draw:custom-shape draw:style-name="gr52" draw:text-style-name="P1" draw:layer="layout" svg:width="0.946cm" svg:height="0.958cm" svg:x="17.168cm" svg:y="39.24cm">
          <text:p text:style-name="P3"><text:span text:style-name="T11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1" draw:layer="layout" svg:width="12.993cm" svg:height="4.492cm" svg:x="3.049cm" svg:y="37.697cm">
            <text:p text:style-name="P16"><text:span text:style-name="T11"><text:s text:c="19"/></text:span><text:span text:style-name="T11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7" draw:layer="layout" svg:width="3.694cm" svg:height="0.906cm" svg:x="11.958cm" svg:y="38.112cm">
            <text:p text:style-name="P3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7" draw:layer="layout" svg:width="3.694cm" svg:height="0.906cm" svg:x="11.958cm" svg:y="39.238cm">
            <text:p text:style-name="P3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7" draw:layer="layout" svg:width="3.694cm" svg:height="0.906cm" svg:x="11.958cm" svg:y="40.864cm">
            <text:p text:style-name="P3"><text:span text:style-name="T12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8" draw:layer="layout" svg:width="0.824cm" svg:height="0.767cm" svg:x="13.361cm" svg:y="40.02cm">
            <draw:text-box>
              <text:p><text:span text:style-name="T13">...</text:span></text:p>
            </draw:text-box>
          </draw:frame>
        </draw:g>
        <draw:g>
          <draw:custom-shape draw:style-name="gr56" draw:text-style-name="P1" draw:layer="layout" svg:width="5.019cm" svg:height="4.935cm" svg:x="22.851cm" svg:y="37.183cm">
            <text:p/>
            <draw:enhanced-geometry svg:viewBox="0 0 21600 21600" draw:path-stretchpoint-x="10800" draw:path-stretchpoint-y="10800" draw:text-areas="?f3 ?f4 ?f5 ?f6" draw:type="round-rectangle" draw:modifiers="325.01016673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342cm" svg:height="0.517cm" svg:x="22.779cm" svg:y="36.631cm">
            <draw:text-box>
              <text:p><text:span text:style-name="T1">Service</text:span></text:p>
            </draw:text-box>
          </draw:frame>
          <draw:polyline draw:style-name="gr4" draw:text-style-name="P3" draw:layer="layout" svg:width="0.256cm" svg:height="0.709cm" svg:x="22.549cm" svg:y="36.884cm" svg:viewBox="0 0 257 710" draw:points="227,704 0,710 0,0 257,0">
            <text:p/>
          </draw:polyline>
          <draw:custom-shape draw:style-name="gr56" draw:text-style-name="P1" draw:layer="layout" svg:width="4.626cm" svg:height="1.299cm" svg:x="22.851cm" svg:y="37.626cm">
            <text:p/>
            <draw:enhanced-geometry svg:viewBox="0 0 21600 21600" draw:path-stretchpoint-x="10800" draw:path-stretchpoint-y="10800" draw:text-areas="?f3 ?f4 ?f5 ?f6" draw:type="round-rectangle" draw:modifiers="325.01016673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7" draw:text-style-name="P3" draw:layer="layout" svg:width="0.613cm" svg:height="0.177cm" svg:x="24.006cm" svg:y="38.404cm">
            <text:p/>
          </draw:rect>
          <draw:frame draw:style-name="gr58" draw:text-style-name="P19" draw:layer="layout" svg:width="1.942cm" svg:height="0.429cm" svg:x="24.731cm" svg:y="38.251cm">
            <draw:text-box>
              <text:p><text:span text:style-name="T3">loadStrategy</text:span></text:p>
            </draw:text-box>
          </draw:frame>
          <draw:rect draw:style-name="gr57" draw:text-style-name="P3" draw:layer="layout" svg:width="0.613cm" svg:height="0.177cm" svg:x="25.854cm" svg:y="37.848cm">
            <text:p/>
          </draw:rect>
          <draw:frame draw:style-name="gr58" draw:text-style-name="P19" draw:layer="layout" svg:width="1.639cm" svg:height="0.429cm" svg:x="24.057cm" svg:y="37.759cm">
            <draw:text-box>
              <text:p><text:span text:style-name="T3">loadDriver</text:span></text:p>
            </draw:text-box>
          </draw:frame>
          <draw:frame draw:style-name="gr59" draw:text-style-name="P4" draw:layer="layout" svg:width="2.23cm" svg:height="0.517cm" svg:x="23.079cm" svg:y="37.132cm">
            <draw:text-box>
              <text:p text:style-name="P20"><text:span text:style-name="T2">ServiceBase</text:span></text:p>
            </draw:text-box>
          </draw:frame>
          <draw:rect draw:style-name="gr3" draw:text-style-name="P3" draw:layer="layout" svg:width="0.244cm" svg:height="4.448cm" svg:x="22.735cm" svg:y="37.354cm">
            <text:p/>
          </draw:rect>
        </draw:g>
        <draw:path draw:style-name="gr60" draw:text-style-name="P3" draw:layer="layout" svg:width="2.985cm" svg:height="4.991cm" svg:x="21.292cm" svg:y="38.581cm" svg:viewBox="0 0 2986 4992" svg:d="M2983 0c61 1580-712 4953-2983 4992">
          <text:p/>
        </draw:path>
        <draw:g>
          <draw:custom-shape draw:style-name="gr61" draw:text-style-name="P1" draw:layer="layout" svg:width="4.122cm" svg:height="3.945cm" svg:x="17.088cm" svg:y="42.415cm">
            <text:p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7" draw:text-style-name="P3" draw:layer="layout" svg:width="0.613cm" svg:height="0.177cm" svg:x="20.341cm" svg:y="44.303cm">
            <text:p/>
          </draw:rect>
          <draw:frame draw:style-name="gr58" draw:text-style-name="P19" draw:layer="layout" svg:width="1.152cm" svg:height="0.429cm" svg:x="19.131cm" svg:y="44.151cm">
            <draw:text-box>
              <text:p><text:span text:style-name="T3">service</text:span></text:p>
            </draw:text-box>
          </draw:frame>
          <draw:rect draw:style-name="gr3" draw:text-style-name="P3" draw:layer="layout" svg:width="0.336cm" svg:height="3.554cm" svg:x="16.944cm" svg:y="42.565cm">
            <text:p/>
          </draw:rect>
          <draw:polyline draw:style-name="gr4" draw:text-style-name="P3" draw:layer="layout" svg:width="0.256cm" svg:height="0.709cm" svg:x="16.807cm" svg:y="42.091cm" svg:viewBox="0 0 257 710" draw:points="138,710 0,710 0,0 257,0">
            <text:p/>
          </draw:polyline>
          <draw:frame draw:style-name="gr2" draw:text-style-name="P2" draw:layer="layout" svg:width="2.969cm" svg:height="0.517cm" svg:x="17.019cm" svg:y="41.86cm">
            <draw:text-box>
              <text:p><text:span text:style-name="T1">LoadStrategy</text:span></text:p>
            </draw:text-box>
          </draw:frame>
          <draw:rect draw:style-name="gr57" draw:text-style-name="P3" draw:layer="layout" svg:width="0.613cm" svg:height="0.177cm" svg:x="20.342cm" svg:y="44.904cm">
            <text:p/>
          </draw:rect>
          <draw:frame draw:style-name="gr58" draw:text-style-name="P19" draw:layer="layout" svg:width="1.29cm" svg:height="0.429cm" svg:x="19.049cm" svg:y="44.752cm">
            <draw:text-box>
              <text:p><text:span text:style-name="T3">keyStore</text:span></text:p>
            </draw:text-box>
          </draw:frame>
        </draw:g>
        <draw:path draw:style-name="gr60" draw:text-style-name="P3" draw:layer="layout" svg:width="2.688cm" svg:height="2.198cm" svg:x="21.029cm" svg:y="42.169cm" svg:viewBox="0 0 2689 2199" svg:d="M0 2199c2015-158 2274-1178 2689-2199">
          <text:p/>
        </draw:path>
        <draw:g>
          <draw:custom-shape draw:style-name="gr62" draw:text-style-name="P1" draw:layer="layout" svg:width="4.122cm" svg:height="3.945cm" svg:x="17.088cm" svg:y="47.305cm">
            <text:p/>
            <draw:enhanced-geometry svg:viewBox="0 0 21600 21600" draw:path-stretchpoint-x="10800" draw:path-stretchpoint-y="10800" draw:text-areas="?f3 ?f4 ?f5 ?f6" draw:type="round-rectangle" draw:modifiers="514.54637607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3" draw:layer="layout" svg:width="0.336cm" svg:height="3.554cm" svg:x="16.944cm" svg:y="47.455cm">
            <text:p/>
          </draw:rect>
          <draw:polyline draw:style-name="gr4" draw:text-style-name="P3" draw:layer="layout" svg:width="0.256cm" svg:height="0.709cm" svg:x="16.807cm" svg:y="46.981cm" svg:viewBox="0 0 257 710" draw:points="138,710 0,710 0,0 257,0">
            <text:p/>
          </draw:polyline>
          <draw:frame draw:style-name="gr2" draw:text-style-name="P2" draw:layer="layout" svg:width="2.969cm" svg:height="0.517cm" svg:x="17.019cm" svg:y="46.75cm">
            <draw:text-box>
              <text:p><text:span text:style-name="T1">KeyStore</text:span></text:p>
            </draw:text-box>
          </draw:frame>
          <draw:rect draw:style-name="gr57" draw:text-style-name="P3" draw:layer="layout" svg:width="0.613cm" svg:height="0.177cm" svg:x="20.153cm" svg:y="49.138cm">
            <text:p/>
          </draw:rect>
          <draw:frame draw:style-name="gr58" draw:text-style-name="P19" draw:layer="layout" svg:width="1.639cm" svg:height="0.429cm" svg:x="18.356cm" svg:y="49.049cm">
            <draw:text-box>
              <text:p><text:span text:style-name="T3">loadDriver</text:span></text:p>
            </draw:text-box>
          </draw:frame>
        </draw:g>
        <draw:path draw:style-name="gr60" draw:text-style-name="P3" draw:layer="layout" svg:width="3.068cm" svg:height="2.822cm" svg:x="25.25cm" svg:y="35.132cm" svg:viewBox="0 0 3069 2823" svg:d="M1309 2823c3319-287 1404-3224-1309-2777">
          <text:p/>
        </draw:path>
        <draw:path draw:style-name="gr60" draw:text-style-name="P3" draw:layer="layout" svg:width="1.646cm" svg:height="2.585cm" svg:x="20.927cm" svg:y="44.97cm" svg:viewBox="0 0 1647 2586" svg:d="M0 7c2015-158 2262 2556 294 2579">
          <text:p/>
        </draw:path>
        <draw:path draw:style-name="gr60" draw:text-style-name="P3" draw:layer="layout" svg:width="1.266cm" svg:height="1.311cm" svg:x="20.882cm" svg:y="47.963cm" svg:viewBox="0 0 1267 1312" svg:d="M0 1312c1674-68 1131-905 1267-1312">
          <text:p/>
        </draw:path>
        <draw:rect draw:style-name="gr57" draw:text-style-name="P3" draw:layer="layout" svg:width="0.613cm" svg:height="0.177cm" svg:x="19.547cm" svg:y="33.927cm">
          <text:p/>
        </draw:rect>
        <draw:frame draw:style-name="gr58" draw:text-style-name="P19" draw:layer="layout" svg:width="1.126cm" svg:height="0.429cm" svg:x="18.428cm" svg:y="33.774cm">
          <draw:text-box>
            <text:p><text:span text:style-name="T3">service</text:span></text:p>
          </draw:text-box>
        </draw:frame>
        <draw:rect draw:style-name="gr57" draw:text-style-name="P3" draw:layer="layout" svg:width="0.613cm" svg:height="0.177cm" svg:x="19.548cm" svg:y="34.228cm">
          <text:p/>
        </draw:rect>
        <draw:frame draw:style-name="gr63" draw:text-style-name="P19" draw:layer="layout" svg:width="1.277cm" svg:height="0.429cm" svg:x="18.176cm" svg:y="34.075cm">
          <draw:text-box>
            <text:p><text:span text:style-name="T3">keyStore</text:span></text:p>
          </draw:text-box>
        </draw:frame>
        <draw:path draw:style-name="gr60" draw:text-style-name="P3" draw:layer="layout" svg:width="2.532cm" svg:height="3.745cm" svg:x="20.182cm" svg:y="33.947cm" svg:viewBox="0 0 2533 3746" svg:d="M0 14c3319-287 568 3870 2533 3728">
          <text:p/>
        </draw:path>
        <draw:path draw:style-name="gr60" draw:text-style-name="P3" draw:layer="layout" svg:width="1.96cm" svg:height="12.992cm" svg:x="20.162cm" svg:y="34.321cm" svg:viewBox="0 0 1961 12993" svg:d="M0 5c2067-284 2695 12867 932 129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4T10:26:30</dc:date>
    <dc:creator>Ovidiu Feodorov</dc:creator>
    <meta:editing-duration>P1DT14H35M14S</meta:editing-duration>
    <meta:editing-cycles>55</meta:editing-cycles>
    <meta:generator>OpenOffice/4.1.1$Unix OpenOffice.org_project/411m6$Build-9775</meta:generator>
    <meta:document-statistic meta:object-count="192"/>
  </office:meta>
</office:document-meta>
</file>